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272in"/>
    </style:style>
    <style:style style:name="co4" style:family="table-column">
      <style:table-column-properties fo:break-before="auto" style:column-width="1.4201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0.3091in"/>
    </style:style>
    <style:style style:name="co9" style:family="table-column">
      <style:table-column-properties fo:break-before="auto" style:column-width="1.2016in"/>
    </style:style>
    <style:style style:name="co10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3" style:family="table-cell" style:parent-style-name="Default" style:data-style-name="N41">
      <style:text-properties style:font-name="Arial" fo:font-size="10pt" style:font-size-asian="10pt" style:font-size-complex="10pt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in"/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fo:font-size="10pt" style:font-size-asian="10pt" style:font-size-complex="10pt"/>
    </style:style>
    <style:style style:name="ce7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ce9" style:family="table-cell" style:parent-style-name="Default" style:data-style-name="N41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3">
      <style:table-cell-properties style:text-align-source="fix" style:repeat-content="false"/>
      <style:paragraph-properties fo:text-align="end" fo:margin-left="0in"/>
      <style:text-properties style:font-name="Arial" fo:font-size="10pt" style:font-size-asian="10pt" style:font-size-complex="1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column table:style-name="co5" table:default-cell-style-name="ce6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2" table:number-columns-repeated="4" table:default-cell-style-name="ce1"/>
        <table:table-column table:style-name="co10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Beomjin Han</text:p>
          </table:table-cell>
          <table:table-cell table:number-columns-repeated="1023"/>
        </table:table-row>
        <table:table-row table:style-name="ro1">
          <table:table-cell office:value-type="string">
            <text:p>CSC 148</text:p>
          </table:table-cell>
          <table:table-cell table:number-columns-repeated="1023"/>
        </table:table-row>
        <table:table-row table:style-name="ro1">
          <table:table-cell office:value-type="string">
            <text:p>Dr. Mitchell</text:p>
          </table:table-cell>
          <table:table-cell table:number-columns-repeated="3"/>
          <table:table-cell table:style-name="ce4" office:value-type="string">
            <text:p>t start</text:p>
          </table:table-cell>
          <table:table-cell table:style-name="ce8" office:value-type="string">
            <text:p>t end</text:p>
          </table:table-cell>
          <table:table-cell table:style-name="ce8" office:value-type="string">
            <text:p>T</text:p>
          </table:table-cell>
          <table:table-cell table:number-columns-repeated="1017"/>
        </table:table-row>
        <table:table-row table:style-name="ro2">
          <table:table-cell office:value-type="string">
            <text:p>Data Sampling in an M<text:span text:style-name="T1">1Q </text:span><text:span text:style-name="T2">System</text:span></text:p>
          </table:table-cell>
          <table:table-cell table:number-columns-repeated="3"/>
          <table:table-cell office:value-type="time" office:time-value="PT12H49M47S">
            <text:p>12:49:47</text:p>
          </table:table-cell>
          <table:table-cell table:style-name="ce3" office:value-type="time" office:time-value="PT16H26M10S">
            <text:p>16:26:10</text:p>
          </table:table-cell>
          <table:table-cell table:style-name="ce3" table:formula="of:=[.F4]-[.E4]" office:value-type="time" office:time-value="PT03H36M23S">
            <text:p>03:36:23</text:p>
          </table:table-cell>
          <table:table-cell table:style-name="ce4" office:value-type="string">
            <text:p>si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j#</text:p>
          </table:table-cell>
          <table:table-cell table:style-name="ce4" office:value-type="string">
            <text:p>Arrival Time</text:p>
          </table:table-cell>
          <table:table-cell table:style-name="ce2" office:value-type="string">
            <text:p>L</text:p>
          </table:table-cell>
          <table:table-cell table:style-name="ce4" office:value-type="string">
            <text:p>Start Service Time</text:p>
          </table:table-cell>
          <table:table-cell table:style-name="ce4" office:value-type="string">
            <text:p>Finish Service Time</text:p>
          </table:table-cell>
          <table:table-cell table:style-name="ce8" office:value-type="string">
            <text:p>Service Duration</text:p>
          </table:table-cell>
          <table:table-cell table:style-name="ce8" office:value-type="string">
            <text:p>Residence Duration</text:p>
          </table:table-cell>
          <table:table-cell table:style-name="ce4" office:value-type="string">
            <text:p>arrival time buckets</text:p>
          </table:table-cell>
          <table:table-cell table:style-name="ce2" office:value-type="string">
            <text:p>f</text:p>
          </table:table-cell>
          <table:table-cell table:style-name="ce10" office:value-type="string">
            <text:p>frequency buckets</text:p>
          </table:table-cell>
          <table:table-cell table:style-name="ce2" office:value-type="string">
            <text:p>f</text:p>
          </table:table-cell>
          <table:table-cell table:style-name="ce2" table:number-columns-repeated="3"/>
          <table:table-cell table:style-name="ce2" office:value-type="string">
            <text:p>residence duration buckets</text:p>
          </table:table-cell>
          <table:table-cell table:style-name="ce2"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time" office:time-value="PT12H49M47S">
            <text:p>12:49:47</text:p>
          </table:table-cell>
          <table:table-cell office:value-type="float" office:value="0">
            <text:p>0</text:p>
          </table:table-cell>
          <table:table-cell table:style-name="ce7" office:value-type="time" office:time-value="PT12H49M47S">
            <text:p>12:49:47</text:p>
          </table:table-cell>
          <table:table-cell office:value-type="time" office:time-value="PT12H51M53S">
            <text:p>12:51:53</text:p>
          </table:table-cell>
          <table:table-cell table:style-name="ce3" table:number-matrix-columns-spanned="1" table:number-matrix-rows-spanned="100" table:formula="of:=[.E7:.E106]-[.D7:.D106]" office:value-type="time" office:time-value="PT00H02M06S">
            <text:p>00:02:06</text:p>
          </table:table-cell>
          <table:table-cell table:style-name="ce3" table:number-matrix-columns-spanned="1" table:number-matrix-rows-spanned="100" table:formula="of:=[.E7:.E106]-[.B7:.B106]" office:value-type="time" office:time-value="PT00H02M06S">
            <text:p>00:02:06</text:p>
          </table:table-cell>
          <table:table-cell table:style-name="ce9" office:value-type="time" office:time-value="PT12H49M00S">
            <text:p>12:49:00</text:p>
          </table:table-cell>
          <table:table-cell table:number-matrix-columns-spanned="1" table:number-matrix-rows-spanned="55" table:formula="of:=FREQUENCY([.D7:.D106];[.H7:.H61])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matrix-columns-spanned="1" table:number-matrix-rows-spanned="6" table:formula="of:=FREQUENCY([.I8:.I61];[.J7:.J12])"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50M01S">
            <text:p>12:50:01</text:p>
          </table:table-cell>
          <table:table-cell office:value-type="float" office:value="1">
            <text:p>1</text:p>
          </table:table-cell>
          <table:table-cell office:value-type="time" office:time-value="PT12H50M36S">
            <text:p>12:50:36</text:p>
          </table:table-cell>
          <table:table-cell office:value-type="time" office:time-value="PT12H54M48S">
            <text:p>12:54:48</text:p>
          </table:table-cell>
          <table:table-cell table:style-name="ce3" office:value-type="time" office:time-value="PT00H04M12S">
            <text:p>00:04:12</text:p>
          </table:table-cell>
          <table:table-cell table:style-name="ce3" office:value-type="time" office:time-value="PT00H04M47S">
            <text:p>00:04:47</text:p>
          </table:table-cell>
          <table:table-cell table:style-name="ce9" office:value-type="time" office:time-value="PT12H53M00S">
            <text:p>12:53:00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time" office:time-value="PT13H00M52S">
            <text:p>13:00:52</text:p>
          </table:table-cell>
          <table:table-cell office:value-type="float" office:value="2">
            <text:p>2</text:p>
          </table:table-cell>
          <table:table-cell office:value-type="time" office:time-value="PT13H00M52S">
            <text:p>13:00:52</text:p>
          </table:table-cell>
          <table:table-cell office:value-type="time" office:time-value="PT13H02M59S">
            <text:p>13:02:59</text:p>
          </table:table-cell>
          <table:table-cell table:style-name="ce3" office:value-type="time" office:time-value="PT00H02M07S">
            <text:p>00:02:07</text:p>
          </table:table-cell>
          <table:table-cell table:style-name="ce3" office:value-type="time" office:time-value="PT00H02M07S">
            <text:p>00:02:07</text:p>
          </table:table-cell>
          <table:table-cell table:style-name="ce9" office:value-type="time" office:time-value="PT12H57M00S">
            <text:p>12:57:00</text:p>
          </table:table-cell>
          <table:table-cell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3H02M55S">
            <text:p>13:02:55</text:p>
          </table:table-cell>
          <table:table-cell office:value-type="float" office:value="1">
            <text:p>1</text:p>
          </table:table-cell>
          <table:table-cell office:value-type="time" office:time-value="PT13H02M55S">
            <text:p>13:02:55</text:p>
          </table:table-cell>
          <table:table-cell office:value-type="time" office:time-value="PT13H05M00S">
            <text:p>13:05:00</text:p>
          </table:table-cell>
          <table:table-cell table:style-name="ce3" office:value-type="time" office:time-value="PT00H02M05S">
            <text:p>00:02:0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3H01M00S">
            <text:p>13:01: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3H03M01S">
            <text:p>13:03:01</text:p>
          </table:table-cell>
          <table:table-cell office:value-type="float" office:value="1">
            <text:p>1</text:p>
          </table:table-cell>
          <table:table-cell office:value-type="time" office:time-value="PT13H04M05S">
            <text:p>13:04:05</text:p>
          </table:table-cell>
          <table:table-cell office:value-type="time" office:time-value="PT13H06M27S">
            <text:p>13:06:27</text:p>
          </table:table-cell>
          <table:table-cell table:style-name="ce3" office:value-type="time" office:time-value="PT00H02M22S">
            <text:p>00:02:22</text:p>
          </table:table-cell>
          <table:table-cell table:style-name="ce5" office:value-type="time" office:time-value="PT00H03M26S">
            <text:p>00:03:26</text:p>
          </table:table-cell>
          <table:table-cell table:style-name="ce9" office:value-type="time" office:time-value="PT13H05M00S">
            <text:p>13:05: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3H05M25S">
            <text:p>13:05:25</text:p>
          </table:table-cell>
          <table:table-cell office:value-type="float" office:value="1">
            <text:p>1</text:p>
          </table:table-cell>
          <table:table-cell office:value-type="time" office:time-value="PT13H05M25S">
            <text:p>13:05:25</text:p>
          </table:table-cell>
          <table:table-cell office:value-type="time" office:time-value="PT13H07M48S">
            <text:p>13:07:48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3H09M00S">
            <text:p>13:09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3H06M58S">
            <text:p>13:06:58</text:p>
          </table:table-cell>
          <table:table-cell office:value-type="float" office:value="1">
            <text:p>1</text:p>
          </table:table-cell>
          <table:table-cell office:value-type="time" office:time-value="PT13H06M58S">
            <text:p>13:06:58</text:p>
          </table:table-cell>
          <table:table-cell office:value-type="time" office:time-value="PT13H10M02S">
            <text:p>13:10:02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3M04S">
            <text:p>00:03:04</text:p>
          </table:table-cell>
          <table:table-cell table:style-name="ce9" office:value-type="time" office:time-value="PT13H13M00S">
            <text:p>13:13:00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time" office:time-value="PT13H07M40S">
            <text:p>13:07:40</text:p>
          </table:table-cell>
          <table:table-cell office:value-type="float" office:value="2">
            <text:p>2</text:p>
          </table:table-cell>
          <table:table-cell office:value-type="time" office:time-value="PT13H08M12S">
            <text:p>13:08:12</text:p>
          </table:table-cell>
          <table:table-cell office:value-type="time" office:time-value="PT13H12M02S">
            <text:p>13:12:02</text:p>
          </table:table-cell>
          <table:table-cell table:style-name="ce3" office:value-type="time" office:time-value="PT00H03M50S">
            <text:p>00:03:50</text:p>
          </table:table-cell>
          <table:table-cell table:style-name="ce3" office:value-type="time" office:time-value="PT00H04M22S">
            <text:p>00:04:22</text:p>
          </table:table-cell>
          <table:table-cell table:style-name="ce9" office:value-type="time" office:time-value="PT13H17M00S">
            <text:p>13:1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3H08M24S">
            <text:p>13:08:24</text:p>
          </table:table-cell>
          <table:table-cell office:value-type="float" office:value="2">
            <text:p>2</text:p>
          </table:table-cell>
          <table:table-cell office:value-type="time" office:time-value="PT13H09M58S">
            <text:p>13:09:58</text:p>
          </table:table-cell>
          <table:table-cell office:value-type="time" office:time-value="PT13H12M27S">
            <text:p>13:12:27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4M03S">
            <text:p>00:04:03</text:p>
          </table:table-cell>
          <table:table-cell table:style-name="ce9" office:value-type="time" office:time-value="PT13H21M00S">
            <text:p>13:2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table:style-name="ce4" office:value-type="time" office:time-value="PT13H09M49S">
            <text:p>13:09:49</text:p>
          </table:table-cell>
          <table:table-cell office:value-type="float" office:value="3">
            <text:p>3</text:p>
          </table:table-cell>
          <table:table-cell table:style-name="ce4" office:value-type="time" office:time-value="PT13H10M57S">
            <text:p>13:10:57</text:p>
          </table:table-cell>
          <table:table-cell office:value-type="time" office:time-value="PT13H13M21S">
            <text:p>13:13:21</text:p>
          </table:table-cell>
          <table:table-cell table:style-name="ce3" office:value-type="time" office:time-value="PT00H02M24S">
            <text:p>00:02:24</text:p>
          </table:table-cell>
          <table:table-cell table:style-name="ce3" office:value-type="time" office:time-value="PT00H03M32S">
            <text:p>00:03:32</text:p>
          </table:table-cell>
          <table:table-cell table:style-name="ce9" office:value-type="time" office:time-value="PT13H25M00S">
            <text:p>13:2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3H11M07S">
            <text:p>13:11:07</text:p>
          </table:table-cell>
          <table:table-cell office:value-type="float" office:value="3">
            <text:p>3</text:p>
          </table:table-cell>
          <table:table-cell office:value-type="time" office:time-value="PT13H11M54S">
            <text:p>13:11:54</text:p>
          </table:table-cell>
          <table:table-cell office:value-type="time" office:time-value="PT13H15M25S">
            <text:p>13:15:25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18S">
            <text:p>00:04:18</text:p>
          </table:table-cell>
          <table:table-cell table:style-name="ce9" office:value-type="time" office:time-value="PT13H29M00S">
            <text:p>13:29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3H12M37S">
            <text:p>13:12:37</text:p>
          </table:table-cell>
          <table:table-cell office:value-type="float" office:value="2">
            <text:p>2</text:p>
          </table:table-cell>
          <table:table-cell office:value-type="time" office:time-value="PT13H12M54S">
            <text:p>13:12:54</text:p>
          </table:table-cell>
          <table:table-cell office:value-type="time" office:time-value="PT13H16M31S">
            <text:p>13:16:31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3H33M00S">
            <text:p>13:33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3H14M54S">
            <text:p>13:14:54</text:p>
          </table:table-cell>
          <table:table-cell office:value-type="float" office:value="2">
            <text:p>2</text:p>
          </table:table-cell>
          <table:table-cell office:value-type="time" office:time-value="PT13H14M54S">
            <text:p>13:14:54</text:p>
          </table:table-cell>
          <table:table-cell office:value-type="time" office:time-value="PT13H17M40S">
            <text:p>13:17:40</text:p>
          </table:table-cell>
          <table:table-cell table:style-name="ce3" office:value-type="time" office:time-value="PT00H02M46S">
            <text:p>00:02:46</text:p>
          </table:table-cell>
          <table:table-cell table:style-name="ce3" office:value-type="time" office:time-value="PT00H02M46S">
            <text:p>00:02:46</text:p>
          </table:table-cell>
          <table:table-cell table:style-name="ce9" office:value-type="time" office:time-value="PT13H37M00S">
            <text:p>13:3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3H17M28S">
            <text:p>13:17:28</text:p>
          </table:table-cell>
          <table:table-cell office:value-type="float" office:value="1">
            <text:p>1</text:p>
          </table:table-cell>
          <table:table-cell office:value-type="time" office:time-value="PT13H17M28S">
            <text:p>13:17:28</text:p>
          </table:table-cell>
          <table:table-cell office:value-type="time" office:time-value="PT13H19M48S">
            <text:p>13:19:4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 office:value-type="time" office:time-value="PT13H41M00S">
            <text:p>13:4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3H18M02S">
            <text:p>13:18:02</text:p>
          </table:table-cell>
          <table:table-cell office:value-type="float" office:value="1">
            <text:p>1</text:p>
          </table:table-cell>
          <table:table-cell office:value-type="time" office:time-value="PT13H18M32S">
            <text:p>13:18:32</text:p>
          </table:table-cell>
          <table:table-cell office:value-type="time" office:time-value="PT13H22M55S">
            <text:p>13:22:55</text:p>
          </table:table-cell>
          <table:table-cell table:style-name="ce3" office:value-type="time" office:time-value="PT00H04M23S">
            <text:p>00:04:23</text:p>
          </table:table-cell>
          <table:table-cell table:style-name="ce3" office:value-type="time" office:time-value="PT00H04M53S">
            <text:p>00:04:53</text:p>
          </table:table-cell>
          <table:table-cell table:style-name="ce9" office:value-type="time" office:time-value="PT13H45M00S">
            <text:p>13:45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3H18M48S">
            <text:p>13:18:48</text:p>
          </table:table-cell>
          <table:table-cell office:value-type="float" office:value="2">
            <text:p>2</text:p>
          </table:table-cell>
          <table:table-cell office:value-type="time" office:time-value="PT13H21M44S">
            <text:p>13:21:44</text:p>
          </table:table-cell>
          <table:table-cell office:value-type="time" office:time-value="PT13H27M10S">
            <text:p>13:27:10</text:p>
          </table:table-cell>
          <table:table-cell table:style-name="ce3" office:value-type="time" office:time-value="PT00H05M26S">
            <text:p>00:05:26</text:p>
          </table:table-cell>
          <table:table-cell table:style-name="ce3" office:value-type="time" office:time-value="PT00H08M22S">
            <text:p>00:08:22</text:p>
          </table:table-cell>
          <table:table-cell table:style-name="ce9" office:value-type="time" office:time-value="PT13H49M00S">
            <text:p>13:49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3H19M19S">
            <text:p>13:19:19</text:p>
          </table:table-cell>
          <table:table-cell office:value-type="float" office:value="3">
            <text:p>3</text:p>
          </table:table-cell>
          <table:table-cell office:value-type="time" office:time-value="PT13H23M29S">
            <text:p>13:23:29</text:p>
          </table:table-cell>
          <table:table-cell office:value-type="time" office:time-value="PT13H28M09S">
            <text:p>13:28:09</text:p>
          </table:table-cell>
          <table:table-cell table:style-name="ce3" office:value-type="time" office:time-value="PT00H04M40S">
            <text:p>00:04:40</text:p>
          </table:table-cell>
          <table:table-cell table:style-name="ce3" office:value-type="time" office:time-value="PT00H08M50S">
            <text:p>00:08:50</text:p>
          </table:table-cell>
          <table:table-cell table:style-name="ce9" office:value-type="time" office:time-value="PT13H53M00S">
            <text:p>13:5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3H22M23S">
            <text:p>13:22:23</text:p>
          </table:table-cell>
          <table:table-cell office:value-type="float" office:value="3">
            <text:p>3</text:p>
          </table:table-cell>
          <table:table-cell office:value-type="time" office:time-value="PT13H24M42S">
            <text:p>13:24:42</text:p>
          </table:table-cell>
          <table:table-cell table:style-name="ce4" office:value-type="time" office:time-value="PT13H29M07S">
            <text:p>13:29:07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6M44S">
            <text:p>00:06:44</text:p>
          </table:table-cell>
          <table:table-cell table:style-name="ce9" office:value-type="time" office:time-value="PT13H57M00S">
            <text:p>13:5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3H24M34S">
            <text:p>13:24:34</text:p>
          </table:table-cell>
          <table:table-cell office:value-type="float" office:value="3">
            <text:p>3</text:p>
          </table:table-cell>
          <table:table-cell office:value-type="time" office:time-value="PT13H26M09S">
            <text:p>13:26:09</text:p>
          </table:table-cell>
          <table:table-cell office:value-type="time" office:time-value="PT13H30M12S">
            <text:p>13:30:12</text:p>
          </table:table-cell>
          <table:table-cell table:style-name="ce3" office:value-type="time" office:time-value="PT00H04M03S">
            <text:p>00:04:03</text:p>
          </table:table-cell>
          <table:table-cell table:style-name="ce3" office:value-type="time" office:time-value="PT00H05M38S">
            <text:p>00:05:38</text:p>
          </table:table-cell>
          <table:table-cell table:style-name="ce9" office:value-type="time" office:time-value="PT14H01M00S">
            <text:p>14:01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3H26M48S">
            <text:p>13:26:48</text:p>
          </table:table-cell>
          <table:table-cell office:value-type="float" office:value="4">
            <text:p>4</text:p>
          </table:table-cell>
          <table:table-cell office:value-type="time" office:time-value="PT13H26M59S">
            <text:p>13:26:59</text:p>
          </table:table-cell>
          <table:table-cell office:value-type="time" office:time-value="PT13H31M00S">
            <text:p>13:31:00</text:p>
          </table:table-cell>
          <table:table-cell table:style-name="ce3" office:value-type="time" office:time-value="PT00H04M01S">
            <text:p>00:04:01</text:p>
          </table:table-cell>
          <table:table-cell table:style-name="ce3" office:value-type="time" office:time-value="PT00H04M12S">
            <text:p>00:04:12</text:p>
          </table:table-cell>
          <table:table-cell table:style-name="ce9" office:value-type="time" office:time-value="PT14H05M00S">
            <text:p>14:0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3H27M43S">
            <text:p>13:27:43</text:p>
          </table:table-cell>
          <table:table-cell office:value-type="float" office:value="4">
            <text:p>4</text:p>
          </table:table-cell>
          <table:table-cell office:value-type="time" office:time-value="PT13H28M51S">
            <text:p>13:28:51</text:p>
          </table:table-cell>
          <table:table-cell office:value-type="time" office:time-value="PT13H33M46S">
            <text:p>13:33:46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6M03S">
            <text:p>00:06:03</text:p>
          </table:table-cell>
          <table:table-cell table:style-name="ce9" office:value-type="time" office:time-value="PT14H09M00S">
            <text:p>14:0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3H33M02S">
            <text:p>13:33:02</text:p>
          </table:table-cell>
          <table:table-cell office:value-type="float" office:value="1">
            <text:p>1</text:p>
          </table:table-cell>
          <table:table-cell office:value-type="time" office:time-value="PT13H33M02S">
            <text:p>13:33:02</text:p>
          </table:table-cell>
          <table:table-cell office:value-type="time" office:time-value="PT13H36M55S">
            <text:p>13:36:55</text:p>
          </table:table-cell>
          <table:table-cell table:style-name="ce3" office:value-type="time" office:time-value="PT00H03M53S">
            <text:p>00:03:53</text:p>
          </table:table-cell>
          <table:table-cell table:style-name="ce3" office:value-type="time" office:time-value="PT00H03M53S">
            <text:p>00:03:53</text:p>
          </table:table-cell>
          <table:table-cell table:style-name="ce9" office:value-type="time" office:time-value="PT14H13M00S">
            <text:p>14:1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3H33M56S">
            <text:p>13:33:56</text:p>
          </table:table-cell>
          <table:table-cell table:style-name="ce6" office:value-type="float" office:value="1">
            <text:p>1</text:p>
          </table:table-cell>
          <table:table-cell office:value-type="time" office:time-value="PT13H34M39S">
            <text:p>13:34:39</text:p>
          </table:table-cell>
          <table:table-cell office:value-type="time" office:time-value="PT13H40M41S">
            <text:p>13:40:41</text:p>
          </table:table-cell>
          <table:table-cell table:style-name="ce3" office:value-type="time" office:time-value="PT00H06M02S">
            <text:p>00:06:02</text:p>
          </table:table-cell>
          <table:table-cell table:style-name="ce3" office:value-type="time" office:time-value="PT00H06M45S">
            <text:p>00:06:45</text:p>
          </table:table-cell>
          <table:table-cell table:style-name="ce9" office:value-type="time" office:time-value="PT14H17M00S">
            <text:p>14:17:0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3H34M36S">
            <text:p>13:34:36</text:p>
          </table:table-cell>
          <table:table-cell office:value-type="float" office:value="2">
            <text:p>2</text:p>
          </table:table-cell>
          <table:table-cell office:value-type="time" office:time-value="PT13H36M20S">
            <text:p>13:36:20</text:p>
          </table:table-cell>
          <table:table-cell office:value-type="time" office:time-value="PT13H42M29S">
            <text:p>13:42:29</text:p>
          </table:table-cell>
          <table:table-cell table:style-name="ce3" office:value-type="time" office:time-value="PT00H06M09S">
            <text:p>00:06:09</text:p>
          </table:table-cell>
          <table:table-cell table:style-name="ce3" office:value-type="time" office:time-value="PT00H07M53S">
            <text:p>00:07:53</text:p>
          </table:table-cell>
          <table:table-cell table:style-name="ce9" office:value-type="time" office:time-value="PT14H21M00S">
            <text:p>14:2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3H36M30S">
            <text:p>13:36:30</text:p>
          </table:table-cell>
          <table:table-cell office:value-type="float" office:value="3">
            <text:p>3</text:p>
          </table:table-cell>
          <table:table-cell office:value-type="time" office:time-value="PT13H39M16S">
            <text:p>13:39:16</text:p>
          </table:table-cell>
          <table:table-cell office:value-type="time" office:time-value="PT13H43M51S">
            <text:p>13:43:51</text:p>
          </table:table-cell>
          <table:table-cell table:style-name="ce3" office:value-type="time" office:time-value="PT00H04M35S">
            <text:p>00:04:35</text:p>
          </table:table-cell>
          <table:table-cell table:style-name="ce3" office:value-type="time" office:time-value="PT00H07M21S">
            <text:p>00:07:21</text:p>
          </table:table-cell>
          <table:table-cell table:style-name="ce9" office:value-type="time" office:time-value="PT14H25M00S">
            <text:p>14:25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3H37M37S">
            <text:p>13:37:37</text:p>
          </table:table-cell>
          <table:table-cell office:value-type="float" office:value="3">
            <text:p>3</text:p>
          </table:table-cell>
          <table:table-cell office:value-type="time" office:time-value="PT13H40M53S">
            <text:p>13:40:53</text:p>
          </table:table-cell>
          <table:table-cell office:value-type="time" office:time-value="PT13H44M47S">
            <text:p>13:44:4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4H29M00S">
            <text:p>14:2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3H38M45S">
            <text:p>13:38:45</text:p>
          </table:table-cell>
          <table:table-cell office:value-type="float" office:value="4">
            <text:p>4</text:p>
          </table:table-cell>
          <table:table-cell office:value-type="time" office:time-value="PT13H41M35S">
            <text:p>13:41:35</text:p>
          </table:table-cell>
          <table:table-cell office:value-type="time" office:time-value="PT13H45M37S">
            <text:p>13:45:37</text:p>
          </table:table-cell>
          <table:table-cell table:style-name="ce3" office:value-type="time" office:time-value="PT00H04M02S">
            <text:p>00:04:02</text:p>
          </table:table-cell>
          <table:table-cell table:style-name="ce3" office:value-type="time" office:time-value="PT00H06M52S">
            <text:p>00:06:52</text:p>
          </table:table-cell>
          <table:table-cell table:style-name="ce9" office:value-type="time" office:time-value="PT14H33M00S">
            <text:p>14:33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3H39M21S">
            <text:p>13:39:21</text:p>
          </table:table-cell>
          <table:table-cell office:value-type="float" office:value="5">
            <text:p>5</text:p>
          </table:table-cell>
          <table:table-cell office:value-type="time" office:time-value="PT13H42M33S">
            <text:p>13:42:33</text:p>
          </table:table-cell>
          <table:table-cell office:value-type="time" office:time-value="PT13H46M31S">
            <text:p>13:46:31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7M10S">
            <text:p>00:07:10</text:p>
          </table:table-cell>
          <table:table-cell table:style-name="ce9" office:value-type="time" office:time-value="PT14H37M00S">
            <text:p>14:3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3H41M09S">
            <text:p>13:41:09</text:p>
          </table:table-cell>
          <table:table-cell office:value-type="float" office:value="5">
            <text:p>5</text:p>
          </table:table-cell>
          <table:table-cell office:value-type="time" office:time-value="PT13H44M07S">
            <text:p>13:44:07</text:p>
          </table:table-cell>
          <table:table-cell office:value-type="time" office:time-value="PT13H49M03S">
            <text:p>13:49:03</text:p>
          </table:table-cell>
          <table:table-cell table:style-name="ce3" office:value-type="time" office:time-value="PT00H04M56S">
            <text:p>00:04:56</text:p>
          </table:table-cell>
          <table:table-cell table:style-name="ce3" office:value-type="time" office:time-value="PT00H07M54S">
            <text:p>00:07:54</text:p>
          </table:table-cell>
          <table:table-cell table:style-name="ce9" office:value-type="time" office:time-value="PT14H41M00S">
            <text:p>14:4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3H42M33S">
            <text:p>13:42:33</text:p>
          </table:table-cell>
          <table:table-cell office:value-type="float" office:value="5">
            <text:p>5</text:p>
          </table:table-cell>
          <table:table-cell office:value-type="time" office:time-value="PT13H45M07S">
            <text:p>13:45:07</text:p>
          </table:table-cell>
          <table:table-cell office:value-type="time" office:time-value="PT13H50M02S">
            <text:p>13:50:02</text:p>
          </table:table-cell>
          <table:table-cell table:style-name="ce3" office:value-type="time" office:time-value="PT00H04M55S">
            <text:p>00:04:55</text:p>
          </table:table-cell>
          <table:table-cell table:style-name="ce3" office:value-type="time" office:time-value="PT00H07M29S">
            <text:p>00:07:29</text:p>
          </table:table-cell>
          <table:table-cell table:style-name="ce9" office:value-type="time" office:time-value="PT14H45M00S">
            <text:p>14:45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3H44M45S">
            <text:p>13:44:45</text:p>
          </table:table-cell>
          <table:table-cell office:value-type="float" office:value="5">
            <text:p>5</text:p>
          </table:table-cell>
          <table:table-cell office:value-type="time" office:time-value="PT13H45M46S">
            <text:p>13:45:46</text:p>
          </table:table-cell>
          <table:table-cell office:value-type="time" office:time-value="PT13H51M52S">
            <text:p>13:51:52</text:p>
          </table:table-cell>
          <table:table-cell table:style-name="ce3" office:value-type="time" office:time-value="PT00H06M06S">
            <text:p>00:06:06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4H49M00S">
            <text:p>14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3H47M20S">
            <text:p>13:47:20</text:p>
          </table:table-cell>
          <table:table-cell office:value-type="float" office:value="3">
            <text:p>3</text:p>
          </table:table-cell>
          <table:table-cell office:value-type="time" office:time-value="PT13H47M20S">
            <text:p>13:47:20</text:p>
          </table:table-cell>
          <table:table-cell office:value-type="time" office:time-value="PT13H52M49S">
            <text:p>13:52:49</text:p>
          </table:table-cell>
          <table:table-cell table:style-name="ce3" office:value-type="time" office:time-value="PT00H05M29S">
            <text:p>00:05:29</text:p>
          </table:table-cell>
          <table:table-cell table:style-name="ce3" office:value-type="time" office:time-value="PT00H05M29S">
            <text:p>00:05:29</text:p>
          </table:table-cell>
          <table:table-cell table:style-name="ce9" office:value-type="time" office:time-value="PT14H53M00S">
            <text:p>14:53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3H48M12S">
            <text:p>13:48:12</text:p>
          </table:table-cell>
          <table:table-cell office:value-type="float" office:value="4">
            <text:p>4</text:p>
          </table:table-cell>
          <table:table-cell office:value-type="time" office:time-value="PT13H48M53S">
            <text:p>13:48:53</text:p>
          </table:table-cell>
          <table:table-cell office:value-type="time" office:time-value="PT13H53M15S">
            <text:p>13:53:15</text:p>
          </table:table-cell>
          <table:table-cell table:style-name="ce3" office:value-type="time" office:time-value="PT00H04M22S">
            <text:p>00:04:22</text:p>
          </table:table-cell>
          <table:table-cell table:style-name="ce3" office:value-type="time" office:time-value="PT00H05M03S">
            <text:p>00:05:03</text:p>
          </table:table-cell>
          <table:table-cell table:style-name="ce9" office:value-type="time" office:time-value="PT14H57M00S">
            <text:p>14:5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3H48M55S">
            <text:p>13:48:55</text:p>
          </table:table-cell>
          <table:table-cell office:value-type="float" office:value="5">
            <text:p>5</text:p>
          </table:table-cell>
          <table:table-cell office:value-type="time" office:time-value="PT13H49M26S">
            <text:p>13:49:26</text:p>
          </table:table-cell>
          <table:table-cell office:value-type="time" office:time-value="PT13H55M27S">
            <text:p>13:55:27</text:p>
          </table:table-cell>
          <table:table-cell table:style-name="ce3" office:value-type="time" office:time-value="PT00H06M01S">
            <text:p>00:06:01</text:p>
          </table:table-cell>
          <table:table-cell table:style-name="ce3" office:value-type="time" office:time-value="PT00H06M32S">
            <text:p>00:06:32</text:p>
          </table:table-cell>
          <table:table-cell table:style-name="ce9" office:value-type="time" office:time-value="PT15H01M00S">
            <text:p>15:01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3H54M00S">
            <text:p>13:54:00</text:p>
          </table:table-cell>
          <table:table-cell office:value-type="float" office:value="1">
            <text:p>1</text:p>
          </table:table-cell>
          <table:table-cell office:value-type="time" office:time-value="PT13H54M00S">
            <text:p>13:54:00</text:p>
          </table:table-cell>
          <table:table-cell office:value-type="time" office:time-value="PT13H56M21S">
            <text:p>13:56:21</text:p>
          </table:table-cell>
          <table:table-cell table:style-name="ce3" office:value-type="time" office:time-value="PT00H02M21S">
            <text:p>00:02:21</text:p>
          </table:table-cell>
          <table:table-cell table:style-name="ce3" office:value-type="time" office:time-value="PT00H02M21S">
            <text:p>00:02:21</text:p>
          </table:table-cell>
          <table:table-cell table:style-name="ce9" office:value-type="time" office:time-value="PT15H05M00S">
            <text:p>15:0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3H55M46S">
            <text:p>13:55:46</text:p>
          </table:table-cell>
          <table:table-cell office:value-type="float" office:value="1">
            <text:p>1</text:p>
          </table:table-cell>
          <table:table-cell office:value-type="time" office:time-value="PT13H55M46S">
            <text:p>13:55:46</text:p>
          </table:table-cell>
          <table:table-cell office:value-type="time" office:time-value="PT13H58M35S">
            <text:p>13:58:35</text:p>
          </table:table-cell>
          <table:table-cell table:style-name="ce3" office:value-type="time" office:time-value="PT00H02M49S">
            <text:p>00:02:49</text:p>
          </table:table-cell>
          <table:table-cell table:style-name="ce3" office:value-type="time" office:time-value="PT00H02M49S">
            <text:p>00:02:49</text:p>
          </table:table-cell>
          <table:table-cell table:style-name="ce9" office:value-type="time" office:time-value="PT15H09M00S">
            <text:p>15:0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3H57M00S">
            <text:p>13:57:00</text:p>
          </table:table-cell>
          <table:table-cell office:value-type="float" office:value="1">
            <text:p>1</text:p>
          </table:table-cell>
          <table:table-cell office:value-type="time" office:time-value="PT13H57M00S">
            <text:p>13:57:00</text:p>
          </table:table-cell>
          <table:table-cell office:value-type="time" office:time-value="PT13H59M26S">
            <text:p>13:59:26</text:p>
          </table:table-cell>
          <table:table-cell table:style-name="ce3" office:value-type="time" office:time-value="PT00H02M26S">
            <text:p>00:02:26</text:p>
          </table:table-cell>
          <table:table-cell table:style-name="ce3" office:value-type="time" office:time-value="PT00H02M26S">
            <text:p>00:02:26</text:p>
          </table:table-cell>
          <table:table-cell table:style-name="ce9" office:value-type="time" office:time-value="PT15H13M00S">
            <text:p>15:1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3H58M08S">
            <text:p>13:58:08</text:p>
          </table:table-cell>
          <table:table-cell office:value-type="float" office:value="2">
            <text:p>2</text:p>
          </table:table-cell>
          <table:table-cell office:value-type="time" office:time-value="PT13H58M08S">
            <text:p>13:58:08</text:p>
          </table:table-cell>
          <table:table-cell office:value-type="time" office:time-value="PT14H00M43S">
            <text:p>14:00:43</text:p>
          </table:table-cell>
          <table:table-cell table:style-name="ce3" office:value-type="time" office:time-value="PT00H02M35S">
            <text:p>00:02:35</text:p>
          </table:table-cell>
          <table:table-cell table:style-name="ce3" office:value-type="time" office:time-value="PT00H02M35S">
            <text:p>00:02:35</text:p>
          </table:table-cell>
          <table:table-cell table:style-name="ce9" office:value-type="time" office:time-value="PT15H17M00S">
            <text:p>15:17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3H58M53S">
            <text:p>13:58:53</text:p>
          </table:table-cell>
          <table:table-cell office:value-type="float" office:value="2">
            <text:p>2</text:p>
          </table:table-cell>
          <table:table-cell office:value-type="time" office:time-value="PT13H59M03S">
            <text:p>13:59:03</text:p>
          </table:table-cell>
          <table:table-cell office:value-type="time" office:time-value="PT14H00M58S">
            <text:p>14:00:58</text:p>
          </table:table-cell>
          <table:table-cell table:style-name="ce3" office:value-type="time" office:time-value="PT00H01M55S">
            <text:p>00:01:55</text:p>
          </table:table-cell>
          <table:table-cell table:style-name="ce3" office:value-type="time" office:time-value="PT00H02M05S">
            <text:p>00:02:05</text:p>
          </table:table-cell>
          <table:table-cell table:style-name="ce9" office:value-type="time" office:time-value="PT15H21M00S">
            <text:p>15:21:0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3H59M13S">
            <text:p>13:59:13</text:p>
          </table:table-cell>
          <table:table-cell office:value-type="float" office:value="3">
            <text:p>3</text:p>
          </table:table-cell>
          <table:table-cell office:value-type="time" office:time-value="PT13H59M49S">
            <text:p>13:59:49</text:p>
          </table:table-cell>
          <table:table-cell office:value-type="time" office:time-value="PT14H03M20S">
            <text:p>14:03:20</text:p>
          </table:table-cell>
          <table:table-cell table:style-name="ce3" office:value-type="time" office:time-value="PT00H03M31S">
            <text:p>00:03:31</text:p>
          </table:table-cell>
          <table:table-cell table:style-name="ce3" office:value-type="time" office:time-value="PT00H04M07S">
            <text:p>00:04:07</text:p>
          </table:table-cell>
          <table:table-cell table:style-name="ce9" office:value-type="time" office:time-value="PT15H25M00S">
            <text:p>15:25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4H02M17S">
            <text:p>14:02:17</text:p>
          </table:table-cell>
          <table:table-cell office:value-type="float" office:value="1">
            <text:p>1</text:p>
          </table:table-cell>
          <table:table-cell office:value-type="time" office:time-value="PT14H02M17S">
            <text:p>14:02:17</text:p>
          </table:table-cell>
          <table:table-cell office:value-type="time" office:time-value="PT14H05M29S">
            <text:p>14:05:29</text:p>
          </table:table-cell>
          <table:table-cell table:style-name="ce3" office:value-type="time" office:time-value="PT00H03M12S">
            <text:p>00:03:12</text:p>
          </table:table-cell>
          <table:table-cell table:style-name="ce3" office:value-type="time" office:time-value="PT00H03M12S">
            <text:p>00:03:12</text:p>
          </table:table-cell>
          <table:table-cell table:style-name="ce9" office:value-type="time" office:time-value="PT15H29M00S">
            <text:p>15:29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4H03M08S">
            <text:p>14:03:08</text:p>
          </table:table-cell>
          <table:table-cell office:value-type="float" office:value="2">
            <text:p>2</text:p>
          </table:table-cell>
          <table:table-cell office:value-type="time" office:time-value="PT14H04M11S">
            <text:p>14:04:11</text:p>
          </table:table-cell>
          <table:table-cell table:style-name="ce4" office:value-type="time" office:time-value="PT14H07M56S">
            <text:p>14:07:56</text:p>
          </table:table-cell>
          <table:table-cell table:style-name="ce3" office:value-type="time" office:time-value="PT00H03M45S">
            <text:p>00:03:45</text:p>
          </table:table-cell>
          <table:table-cell table:style-name="ce3" office:value-type="time" office:time-value="PT00H04M48S">
            <text:p>00:04:48</text:p>
          </table:table-cell>
          <table:table-cell table:style-name="ce9" office:value-type="time" office:time-value="PT15H33M00S">
            <text:p>15:33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4H05M46S">
            <text:p>14:05:46</text:p>
          </table:table-cell>
          <table:table-cell office:value-type="float" office:value="1">
            <text:p>1</text:p>
          </table:table-cell>
          <table:table-cell table:style-name="ce4" office:value-type="time" office:time-value="PT14H06M04S">
            <text:p>14:06:04</text:p>
          </table:table-cell>
          <table:table-cell office:value-type="time" office:time-value="PT14H09M40S">
            <text:p>14:09:40</text:p>
          </table:table-cell>
          <table:table-cell table:style-name="ce3" office:value-type="time" office:time-value="PT00H03M36S">
            <text:p>00:03:36</text:p>
          </table:table-cell>
          <table:table-cell table:style-name="ce3" office:value-type="time" office:time-value="PT00H03M54S">
            <text:p>00:03:54</text:p>
          </table:table-cell>
          <table:table-cell table:style-name="ce9" office:value-type="time" office:time-value="PT15H37M00S">
            <text:p>15:3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4H11M01S">
            <text:p>14:11:01</text:p>
          </table:table-cell>
          <table:table-cell office:value-type="float" office:value="0">
            <text:p>0</text:p>
          </table:table-cell>
          <table:table-cell office:value-type="time" office:time-value="PT14H11M01S">
            <text:p>14:11:01</text:p>
          </table:table-cell>
          <table:table-cell office:value-type="time" office:time-value="PT14H12M30S">
            <text:p>14:12:30</text:p>
          </table:table-cell>
          <table:table-cell table:style-name="ce3" office:value-type="time" office:time-value="PT00H01M29S">
            <text:p>00:01:29</text:p>
          </table:table-cell>
          <table:table-cell table:style-name="ce3" office:value-type="time" office:time-value="PT00H01M29S">
            <text:p>00:01:29</text:p>
          </table:table-cell>
          <table:table-cell table:style-name="ce9" office:value-type="time" office:time-value="PT15H41M00S">
            <text:p>15:4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4H13M07S">
            <text:p>14:13:07</text:p>
          </table:table-cell>
          <table:table-cell office:value-type="float" office:value="0">
            <text:p>0</text:p>
          </table:table-cell>
          <table:table-cell office:value-type="time" office:time-value="PT14H13M07S">
            <text:p>14:13:07</text:p>
          </table:table-cell>
          <table:table-cell office:value-type="time" office:time-value="PT14H15M30S">
            <text:p>14:15:30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 office:value-type="time" office:time-value="PT15H45M00S">
            <text:p>15:4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4H15M13S">
            <text:p>14:15:13</text:p>
          </table:table-cell>
          <table:table-cell office:value-type="float" office:value="1">
            <text:p>1</text:p>
          </table:table-cell>
          <table:table-cell office:value-type="time" office:time-value="PT14H15M13S">
            <text:p>14:15:13</text:p>
          </table:table-cell>
          <table:table-cell office:value-type="time" office:time-value="PT14H17M02S">
            <text:p>14:17:02</text:p>
          </table:table-cell>
          <table:table-cell table:style-name="ce3" office:value-type="time" office:time-value="PT00H01M49S">
            <text:p>00:01:49</text:p>
          </table:table-cell>
          <table:table-cell table:style-name="ce3" office:value-type="time" office:time-value="PT00H01M49S">
            <text:p>00:01:49</text:p>
          </table:table-cell>
          <table:table-cell table:style-name="ce9" office:value-type="time" office:time-value="PT15H49M00S">
            <text:p>15:49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4H16M54S">
            <text:p>14:16:54</text:p>
          </table:table-cell>
          <table:table-cell office:value-type="float" office:value="1">
            <text:p>1</text:p>
          </table:table-cell>
          <table:table-cell office:value-type="time" office:time-value="PT14H16M54S">
            <text:p>14:16:54</text:p>
          </table:table-cell>
          <table:table-cell office:value-type="time" office:time-value="PT14H20M12S">
            <text:p>14:20:12</text:p>
          </table:table-cell>
          <table:table-cell table:style-name="ce3" office:value-type="time" office:time-value="PT00H03M18S">
            <text:p>00:03:18</text:p>
          </table:table-cell>
          <table:table-cell table:style-name="ce3" office:value-type="time" office:time-value="PT00H03M18S">
            <text:p>00:03:18</text:p>
          </table:table-cell>
          <table:table-cell table:style-name="ce9" office:value-type="time" office:time-value="PT15H53M00S">
            <text:p>15:53:0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4H18M04S">
            <text:p>14:18:04</text:p>
          </table:table-cell>
          <table:table-cell office:value-type="float" office:value="1">
            <text:p>1</text:p>
          </table:table-cell>
          <table:table-cell table:style-name="ce4" office:value-type="time" office:time-value="PT14H18M47S">
            <text:p>14:18:47</text:p>
          </table:table-cell>
          <table:table-cell office:value-type="time" office:time-value="PT14H21M50S">
            <text:p>14:21:50</text:p>
          </table:table-cell>
          <table:table-cell table:style-name="ce3" office:value-type="time" office:time-value="PT00H03M03S">
            <text:p>00:03:03</text:p>
          </table:table-cell>
          <table:table-cell table:style-name="ce3" office:value-type="time" office:time-value="PT00H03M46S">
            <text:p>00:03:46</text:p>
          </table:table-cell>
          <table:table-cell table:style-name="ce9" office:value-type="time" office:time-value="PT15H57M00S">
            <text:p>15:57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4H18M43S">
            <text:p>14:18:43</text:p>
          </table:table-cell>
          <table:table-cell office:value-type="float" office:value="2">
            <text:p>2</text:p>
          </table:table-cell>
          <table:table-cell office:value-type="time" office:time-value="PT14H21M10S">
            <text:p>14:21:10</text:p>
          </table:table-cell>
          <table:table-cell table:style-name="ce4" office:value-type="time" office:time-value="PT14H23M57S">
            <text:p>14:23:57</text:p>
          </table:table-cell>
          <table:table-cell table:style-name="ce3" office:value-type="time" office:time-value="PT00H02M47S">
            <text:p>00:02:47</text:p>
          </table:table-cell>
          <table:table-cell table:style-name="ce3" office:value-type="time" office:time-value="PT00H05M14S">
            <text:p>00:05:14</text:p>
          </table:table-cell>
          <table:table-cell table:style-name="ce9" office:value-type="time" office:time-value="PT16H01M00S">
            <text:p>16:01:0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4H20M45S">
            <text:p>14:20:45</text:p>
          </table:table-cell>
          <table:table-cell office:value-type="float" office:value="2">
            <text:p>2</text:p>
          </table:table-cell>
          <table:table-cell office:value-type="time" office:time-value="PT14H22M14S">
            <text:p>14:22:14</text:p>
          </table:table-cell>
          <table:table-cell office:value-type="time" office:time-value="PT14H25M15S">
            <text:p>14:25:15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4M30S">
            <text:p>00:04:30</text:p>
          </table:table-cell>
          <table:table-cell table:style-name="ce9" office:value-type="time" office:time-value="PT16H05M00S">
            <text:p>16:05:00</text:p>
          </table:table-cell>
          <table:table-cell table:style-name="ce2" office:value-type="float" office:value="2">
            <text:p>2</text:p>
          </table:table-cell>
          <table:table-cell table:style-name="ce10"/>
          <table:table-cell table:style-name="ce2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4H20M51S">
            <text:p>14:20:51</text:p>
          </table:table-cell>
          <table:table-cell office:value-type="float" office:value="3">
            <text:p>3</text:p>
          </table:table-cell>
          <table:table-cell office:value-type="time" office:time-value="PT14H23M34S">
            <text:p>14:23:34</text:p>
          </table:table-cell>
          <table:table-cell office:value-type="time" office:time-value="PT14H27M59S">
            <text:p>14:27:59</text:p>
          </table:table-cell>
          <table:table-cell table:style-name="ce3" office:value-type="time" office:time-value="PT00H04M25S">
            <text:p>00:04:25</text:p>
          </table:table-cell>
          <table:table-cell table:style-name="ce3" office:value-type="time" office:time-value="PT00H07M08S">
            <text:p>00:07:08</text:p>
          </table:table-cell>
          <table:table-cell table:style-name="ce9" office:value-type="time" office:time-value="PT16H09M00S">
            <text:p>16:09:00</text:p>
          </table:table-cell>
          <table:table-cell office:value-type="float" office:value="2">
            <text:p>2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4H22M45S">
            <text:p>14:22:45</text:p>
          </table:table-cell>
          <table:table-cell office:value-type="float" office:value="3">
            <text:p>3</text:p>
          </table:table-cell>
          <table:table-cell office:value-type="time" office:time-value="PT14H24M53S">
            <text:p>14:24:53</text:p>
          </table:table-cell>
          <table:table-cell office:value-type="time" office:time-value="PT14H28M21S">
            <text:p>14:28:21</text:p>
          </table:table-cell>
          <table:table-cell table:style-name="ce3" office:value-type="time" office:time-value="PT00H03M28S">
            <text:p>00:03:28</text:p>
          </table:table-cell>
          <table:table-cell table:style-name="ce3" office:value-type="time" office:time-value="PT00H05M36S">
            <text:p>00:05:36</text:p>
          </table:table-cell>
          <table:table-cell table:style-name="ce9" office:value-type="time" office:time-value="PT16H13M00S">
            <text:p>16:13:00</text:p>
          </table:table-cell>
          <table:table-cell office:value-type="float" office:value="5">
            <text:p>5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 table:style-name="ce4" office:value-type="time" office:time-value="PT14H23M30S">
            <text:p>14:23:30</text:p>
          </table:table-cell>
          <table:table-cell office:value-type="float" office:value="4">
            <text:p>4</text:p>
          </table:table-cell>
          <table:table-cell office:value-type="time" office:time-value="PT14H25M50S">
            <text:p>14:25:50</text:p>
          </table:table-cell>
          <table:table-cell office:value-type="time" office:time-value="PT14H30M37S">
            <text:p>14:30:37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7M07S">
            <text:p>00:07:07</text:p>
          </table:table-cell>
          <table:table-cell table:style-name="ce9" office:value-type="time" office:time-value="PT16H17M00S">
            <text:p>16:17:00</text:p>
          </table:table-cell>
          <table:table-cell office:value-type="float" office:value="0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4H24M31S">
            <text:p>14:24:31</text:p>
          </table:table-cell>
          <table:table-cell office:value-type="float" office:value="5">
            <text:p>5</text:p>
          </table:table-cell>
          <table:table-cell table:style-name="ce5" office:value-type="time" office:time-value="PT14H28M20S">
            <text:p>14:28:20</text:p>
          </table:table-cell>
          <table:table-cell office:value-type="time" office:time-value="PT14H40M00S">
            <text:p>14:40:00</text:p>
          </table:table-cell>
          <table:table-cell table:style-name="ce3" office:value-type="time" office:time-value="PT00H11M40S">
            <text:p>00:11:40</text:p>
          </table:table-cell>
          <table:table-cell table:style-name="ce3" office:value-type="time" office:time-value="PT00H15M29S">
            <text:p>00:15:29</text:p>
          </table:table-cell>
          <table:table-cell table:style-name="ce9" office:value-type="time" office:time-value="PT16H21M00S">
            <text:p>16:21:00</text:p>
          </table:table-cell>
          <table:table-cell office:value-type="float" office:value="2">
            <text:p>2</text:p>
          </table:table-cell>
          <table:table-cell table:style-name="ce6"/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4H25M34S">
            <text:p>14:25:34</text:p>
          </table:table-cell>
          <table:table-cell office:value-type="float" office:value="4">
            <text:p>4</text:p>
          </table:table-cell>
          <table:table-cell office:value-type="time" office:time-value="PT14H32M41S">
            <text:p>14:32:41</text:p>
          </table:table-cell>
          <table:table-cell office:value-type="time" office:time-value="PT14H40M54S">
            <text:p>14:40:54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5M20S">
            <text:p>00:15:20</text:p>
          </table:table-cell>
          <table:table-cell table:style-name="ce9" office:value-type="time" office:time-value="PT16H25M00S">
            <text:p>16:25:0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4H28M20S">
            <text:p>14:28:20</text:p>
          </table:table-cell>
          <table:table-cell office:value-type="float" office:value="4">
            <text:p>4</text:p>
          </table:table-cell>
          <table:table-cell office:value-type="time" office:time-value="PT14H33M22S">
            <text:p>14:33:22</text:p>
          </table:table-cell>
          <table:table-cell office:value-type="time" office:time-value="PT14H41M35S">
            <text:p>14:41:35</text:p>
          </table:table-cell>
          <table:table-cell table:style-name="ce3" office:value-type="time" office:time-value="PT00H08M13S">
            <text:p>00:08:13</text:p>
          </table:table-cell>
          <table:table-cell table:style-name="ce3" office:value-type="time" office:time-value="PT00H13M15S">
            <text:p>00:13:15</text:p>
          </table:table-cell>
          <table:table-cell table:style-name="ce9"/>
          <table:table-cell office:value-type="string">
            <text:p>max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4H32M35S">
            <text:p>14:32:35</text:p>
          </table:table-cell>
          <table:table-cell office:value-type="float" office:value="3">
            <text:p>3</text:p>
          </table:table-cell>
          <table:table-cell office:value-type="time" office:time-value="PT14H38M18S">
            <text:p>14:38:18</text:p>
          </table:table-cell>
          <table:table-cell office:value-type="time" office:time-value="PT14H42M23S">
            <text:p>14:42:23</text:p>
          </table:table-cell>
          <table:table-cell table:style-name="ce3" office:value-type="time" office:time-value="PT00H04M05S">
            <text:p>00:04:05</text:p>
          </table:table-cell>
          <table:table-cell table:style-name="ce3" office:value-type="time" office:time-value="PT00H09M48S">
            <text:p>00:09:48</text:p>
          </table:table-cell>
          <table:table-cell table:style-name="ce9"/>
          <table:table-cell table:formula="of:=MAX([.I8:.I61])"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4H40M42S">
            <text:p>14:40:42</text:p>
          </table:table-cell>
          <table:table-cell office:value-type="float" office:value="3">
            <text:p>3</text:p>
          </table:table-cell>
          <table:table-cell office:value-type="time" office:time-value="PT14H40M42S">
            <text:p>14:40:42</text:p>
          </table:table-cell>
          <table:table-cell office:value-type="time" office:time-value="PT14H44M48S">
            <text:p>14:44:48</text:p>
          </table:table-cell>
          <table:table-cell table:style-name="ce3" office:value-type="time" office:time-value="PT00H04M06S">
            <text:p>00:04:06</text:p>
          </table:table-cell>
          <table:table-cell table:style-name="ce3" office:value-type="time" office:time-value="PT00H04M06S">
            <text:p>00:04:06</text:p>
          </table:table-cell>
          <table:table-cell table:style-name="ce9"/>
          <table:table-cell office:value-type="string">
            <text:p>min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4H41M03S">
            <text:p>14:41:03</text:p>
          </table:table-cell>
          <table:table-cell office:value-type="float" office:value="3">
            <text:p>3</text:p>
          </table:table-cell>
          <table:table-cell office:value-type="time" office:time-value="PT14H42M29S">
            <text:p>14:42:29</text:p>
          </table:table-cell>
          <table:table-cell office:value-type="time" office:time-value="PT14H46M08S">
            <text:p>14:46:08</text:p>
          </table:table-cell>
          <table:table-cell table:style-name="ce3" office:value-type="time" office:time-value="PT00H03M39S">
            <text:p>00:03:39</text:p>
          </table:table-cell>
          <table:table-cell table:style-name="ce3" office:value-type="time" office:time-value="PT00H05M05S">
            <text:p>00:05:05</text:p>
          </table:table-cell>
          <table:table-cell table:style-name="ce9"/>
          <table:table-cell table:formula="of:=MIN([.I8:.I61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4H48M06S">
            <text:p>14:48:06</text:p>
          </table:table-cell>
          <table:table-cell office:value-type="float" office:value="0">
            <text:p>0</text:p>
          </table:table-cell>
          <table:table-cell office:value-type="time" office:time-value="PT14H48M06S">
            <text:p>14:48:06</text:p>
          </table:table-cell>
          <table:table-cell office:value-type="time" office:time-value="PT14H51M16S">
            <text:p>14:51:16</text:p>
          </table:table-cell>
          <table:table-cell table:style-name="ce3" office:value-type="time" office:time-value="PT00H03M10S">
            <text:p>00:03:10</text:p>
          </table:table-cell>
          <table:table-cell table:style-name="ce3" office:value-type="time" office:time-value="PT00H03M10S">
            <text:p>00:03:1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table:style-name="ce4" office:value-type="time" office:time-value="PT14H53M48S">
            <text:p>14:53:48</text:p>
          </table:table-cell>
          <table:table-cell office:value-type="float" office:value="0">
            <text:p>0</text:p>
          </table:table-cell>
          <table:table-cell table:style-name="ce4" office:value-type="time" office:time-value="PT14H53M48S">
            <text:p>14:53:48</text:p>
          </table:table-cell>
          <table:table-cell office:value-type="time" office:time-value="PT14H56M08S">
            <text:p>14:56:08</text:p>
          </table:table-cell>
          <table:table-cell table:style-name="ce3" office:value-type="time" office:time-value="PT00H02M20S">
            <text:p>00:02:20</text:p>
          </table:table-cell>
          <table:table-cell table:style-name="ce3" office:value-type="time" office:time-value="PT00H02M20S">
            <text:p>00:02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4H53M56S">
            <text:p>14:53:56</text:p>
          </table:table-cell>
          <table:table-cell office:value-type="float" office:value="1">
            <text:p>1</text:p>
          </table:table-cell>
          <table:table-cell office:value-type="time" office:time-value="PT14H55M01S">
            <text:p>14:55:01</text:p>
          </table:table-cell>
          <table:table-cell office:value-type="time" office:time-value="PT14H58M10S">
            <text:p>14:58:10</text:p>
          </table:table-cell>
          <table:table-cell table:style-name="ce3" office:value-type="time" office:time-value="PT00H03M09S">
            <text:p>00:03:09</text:p>
          </table:table-cell>
          <table:table-cell table:style-name="ce3" office:value-type="time" office:time-value="PT00H04M14S">
            <text:p>00:04:1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4H57M23S">
            <text:p>14:57:23</text:p>
          </table:table-cell>
          <table:table-cell office:value-type="float" office:value="1">
            <text:p>1</text:p>
          </table:table-cell>
          <table:table-cell office:value-type="time" office:time-value="PT14H57M23S">
            <text:p>14:57:23</text:p>
          </table:table-cell>
          <table:table-cell office:value-type="time" office:time-value="PT15H00M48S">
            <text:p>15:00:48</text:p>
          </table:table-cell>
          <table:table-cell table:style-name="ce3" office:value-type="time" office:time-value="PT00H03M25S">
            <text:p>00:03:25</text:p>
          </table:table-cell>
          <table:table-cell table:style-name="ce3" office:value-type="time" office:time-value="PT00H03M25S">
            <text:p>00:03:2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4H58M29S">
            <text:p>14:58:29</text:p>
          </table:table-cell>
          <table:table-cell office:value-type="float" office:value="1">
            <text:p>1</text:p>
          </table:table-cell>
          <table:table-cell office:value-type="time" office:time-value="PT14H58M56S">
            <text:p>14:58:56</text:p>
          </table:table-cell>
          <table:table-cell office:value-type="time" office:time-value="PT15H01M48S">
            <text:p>15:01:48</text:p>
          </table:table-cell>
          <table:table-cell table:style-name="ce3" office:value-type="time" office:time-value="PT00H02M52S">
            <text:p>00:02:52</text:p>
          </table:table-cell>
          <table:table-cell table:style-name="ce3" office:value-type="time" office:time-value="PT00H03M19S">
            <text:p>00:03:1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2M31S">
            <text:p>15:02:31</text:p>
          </table:table-cell>
          <table:table-cell office:value-type="float" office:value="0">
            <text:p>0</text:p>
          </table:table-cell>
          <table:table-cell office:value-type="time" office:time-value="PT15H02M31S">
            <text:p>15:02:31</text:p>
          </table:table-cell>
          <table:table-cell office:value-type="time" office:time-value="PT15H06M58S">
            <text:p>15:06:58</text:p>
          </table:table-cell>
          <table:table-cell table:style-name="ce3" office:value-type="time" office:time-value="PT00H04M27S">
            <text:p>00:04:27</text:p>
          </table:table-cell>
          <table:table-cell table:style-name="ce3" office:value-type="time" office:time-value="PT00H04M27S">
            <text:p>00:04:2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3M37S">
            <text:p>15:03:37</text:p>
          </table:table-cell>
          <table:table-cell office:value-type="float" office:value="1">
            <text:p>1</text:p>
          </table:table-cell>
          <table:table-cell office:value-type="time" office:time-value="PT15H04M36S">
            <text:p>15:04:36</text:p>
          </table:table-cell>
          <table:table-cell office:value-type="time" office:time-value="PT15H08M34S">
            <text:p>15:08:34</text:p>
          </table:table-cell>
          <table:table-cell table:style-name="ce3" office:value-type="time" office:time-value="PT00H03M58S">
            <text:p>00:03:5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4M51S">
            <text:p>15:04:51</text:p>
          </table:table-cell>
          <table:table-cell office:value-type="float" office:value="2">
            <text:p>2</text:p>
          </table:table-cell>
          <table:table-cell office:value-type="time" office:time-value="PT15H06M21S">
            <text:p>15:06:21</text:p>
          </table:table-cell>
          <table:table-cell office:value-type="time" office:time-value="PT15H10M08S">
            <text:p>15:10:08</text:p>
          </table:table-cell>
          <table:table-cell table:style-name="ce3" office:value-type="time" office:time-value="PT00H03M47S">
            <text:p>00:03:47</text:p>
          </table:table-cell>
          <table:table-cell table:style-name="ce3" office:value-type="time" office:time-value="PT00H05M17S">
            <text:p>00:05:1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9M39S">
            <text:p>15:09:39</text:p>
          </table:table-cell>
          <table:table-cell office:value-type="float" office:value="1">
            <text:p>1</text:p>
          </table:table-cell>
          <table:table-cell office:value-type="time" office:time-value="PT15H09M39S">
            <text:p>15:09:39</text:p>
          </table:table-cell>
          <table:table-cell office:value-type="time" office:time-value="PT15H13M12S">
            <text:p>15:13:12</text:p>
          </table:table-cell>
          <table:table-cell table:style-name="ce3" office:value-type="time" office:time-value="PT00H03M33S">
            <text:p>00:03:33</text:p>
          </table:table-cell>
          <table:table-cell table:style-name="ce3" office:value-type="time" office:time-value="PT00H03M33S">
            <text:p>00:03:3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12M58S">
            <text:p>15:12:58</text:p>
          </table:table-cell>
          <table:table-cell office:value-type="float" office:value="1">
            <text:p>1</text:p>
          </table:table-cell>
          <table:table-cell office:value-type="time" office:time-value="PT15H12M58S">
            <text:p>15:12:58</text:p>
          </table:table-cell>
          <table:table-cell office:value-type="time" office:time-value="PT15H18M33S">
            <text:p>15:18:33</text:p>
          </table:table-cell>
          <table:table-cell table:style-name="ce3" office:value-type="time" office:time-value="PT00H05M35S">
            <text:p>00:05:35</text:p>
          </table:table-cell>
          <table:table-cell table:style-name="ce3" office:value-type="time" office:time-value="PT00H05M35S">
            <text:p>00:05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14M15S">
            <text:p>15:14:15</text:p>
          </table:table-cell>
          <table:table-cell office:value-type="float" office:value="1">
            <text:p>1</text:p>
          </table:table-cell>
          <table:table-cell office:value-type="time" office:time-value="PT15H14M34S">
            <text:p>15:14:34</text:p>
          </table:table-cell>
          <table:table-cell office:value-type="time" office:time-value="PT15H19M12S">
            <text:p>15:19:12</text:p>
          </table:table-cell>
          <table:table-cell table:style-name="ce3" office:value-type="time" office:time-value="PT00H04M38S">
            <text:p>00:04:38</text:p>
          </table:table-cell>
          <table:table-cell table:style-name="ce3" office:value-type="time" office:time-value="PT00H04M57S">
            <text:p>00:04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15M38S">
            <text:p>15:15:38</text:p>
          </table:table-cell>
          <table:table-cell office:value-type="float" office:value="2">
            <text:p>2</text:p>
          </table:table-cell>
          <table:table-cell office:value-type="time" office:time-value="PT15H15M50S">
            <text:p>15:15:50</text:p>
          </table:table-cell>
          <table:table-cell office:value-type="time" office:time-value="PT15H21M22S">
            <text:p>15:21:22</text:p>
          </table:table-cell>
          <table:table-cell table:style-name="ce3" office:value-type="time" office:time-value="PT00H05M32S">
            <text:p>00:05:32</text:p>
          </table:table-cell>
          <table:table-cell table:style-name="ce3" office:value-type="time" office:time-value="PT00H05M44S">
            <text:p>00:05:4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16M25S">
            <text:p>15:16:25</text:p>
          </table:table-cell>
          <table:table-cell office:value-type="float" office:value="3">
            <text:p>3</text:p>
          </table:table-cell>
          <table:table-cell office:value-type="time" office:time-value="PT15H18M08S">
            <text:p>15:18:08</text:p>
          </table:table-cell>
          <table:table-cell office:value-type="time" office:time-value="PT15H22M45S">
            <text:p>15:22:45</text:p>
          </table:table-cell>
          <table:table-cell table:style-name="ce3" office:value-type="time" office:time-value="PT00H04M37S">
            <text:p>00:04:37</text:p>
          </table:table-cell>
          <table:table-cell table:style-name="ce3" office:value-type="time" office:time-value="PT00H06M20S">
            <text:p>00:06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18M08S">
            <text:p>15:18:08</text:p>
          </table:table-cell>
          <table:table-cell office:value-type="float" office:value="4">
            <text:p>4</text:p>
          </table:table-cell>
          <table:table-cell office:value-type="time" office:time-value="PT15H19M05S">
            <text:p>15:19:05</text:p>
          </table:table-cell>
          <table:table-cell office:value-type="time" office:time-value="PT15H23M54S">
            <text:p>15:23:54</text:p>
          </table:table-cell>
          <table:table-cell table:style-name="ce3" office:value-type="time" office:time-value="PT00H04M49S">
            <text:p>00:04:49</text:p>
          </table:table-cell>
          <table:table-cell table:style-name="ce3" office:value-type="time" office:time-value="PT00H05M46S">
            <text:p>00:05:46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18M52S">
            <text:p>15:18:52</text:p>
          </table:table-cell>
          <table:table-cell office:value-type="float" office:value="4">
            <text:p>4</text:p>
          </table:table-cell>
          <table:table-cell office:value-type="time" office:time-value="PT15H19M36S">
            <text:p>15:19:36</text:p>
          </table:table-cell>
          <table:table-cell office:value-type="time" office:time-value="PT15H25M27S">
            <text:p>15:25:27</text:p>
          </table:table-cell>
          <table:table-cell table:style-name="ce3" office:value-type="time" office:time-value="PT00H05M51S">
            <text:p>00:05:51</text:p>
          </table:table-cell>
          <table:table-cell table:style-name="ce3" office:value-type="time" office:time-value="PT00H06M35S">
            <text:p>00:06:35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20M58S">
            <text:p>15:20:58</text:p>
          </table:table-cell>
          <table:table-cell office:value-type="float" office:value="4">
            <text:p>4</text:p>
          </table:table-cell>
          <table:table-cell office:value-type="time" office:time-value="PT15H20M58S">
            <text:p>15:20:58</text:p>
          </table:table-cell>
          <table:table-cell office:value-type="time" office:time-value="PT15H26M02S">
            <text:p>15:26:02</text:p>
          </table:table-cell>
          <table:table-cell table:style-name="ce3" office:value-type="time" office:time-value="PT00H05M04S">
            <text:p>00:05:04</text:p>
          </table:table-cell>
          <table:table-cell table:style-name="ce3" office:value-type="time" office:time-value="PT00H05M04S">
            <text:p>00:05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23M59S">
            <text:p>15:23:59</text:p>
          </table:table-cell>
          <table:table-cell office:value-type="float" office:value="2">
            <text:p>2</text:p>
          </table:table-cell>
          <table:table-cell office:value-type="time" office:time-value="PT15H23M59S">
            <text:p>15:23:59</text:p>
          </table:table-cell>
          <table:table-cell office:value-type="time" office:time-value="PT15H28M38S">
            <text:p>15:28:38</text:p>
          </table:table-cell>
          <table:table-cell table:style-name="ce3" office:value-type="time" office:time-value="PT00H04M39S">
            <text:p>00:04:39</text:p>
          </table:table-cell>
          <table:table-cell table:style-name="ce3" office:value-type="time" office:time-value="PT00H04M39S">
            <text:p>00:04:3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24M12S">
            <text:p>15:24:12</text:p>
          </table:table-cell>
          <table:table-cell office:value-type="float" office:value="3">
            <text:p>3</text:p>
          </table:table-cell>
          <table:table-cell office:value-type="time" office:time-value="PT15H25M01S">
            <text:p>15:25:01</text:p>
          </table:table-cell>
          <table:table-cell office:value-type="time" office:time-value="PT15H30M12S">
            <text:p>15:30:12</text:p>
          </table:table-cell>
          <table:table-cell table:style-name="ce3" office:value-type="time" office:time-value="PT00H05M11S">
            <text:p>00:05:11</text:p>
          </table:table-cell>
          <table:table-cell table:style-name="ce3" office:value-type="time" office:time-value="PT00H06M00S">
            <text:p>00:06:0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27M01S">
            <text:p>15:27:01</text:p>
          </table:table-cell>
          <table:table-cell office:value-type="float" office:value="2">
            <text:p>2</text:p>
          </table:table-cell>
          <table:table-cell office:value-type="time" office:time-value="PT15H27M01S">
            <text:p>15:27:01</text:p>
          </table:table-cell>
          <table:table-cell office:value-type="time" office:time-value="PT15H31M00S">
            <text:p>15:31:00</text:p>
          </table:table-cell>
          <table:table-cell table:style-name="ce3" office:value-type="time" office:time-value="PT00H03M59S">
            <text:p>00:03:59</text:p>
          </table:table-cell>
          <table:table-cell table:style-name="ce3" office:value-type="time" office:time-value="PT00H03M59S">
            <text:p>00:03:59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29M10S">
            <text:p>15:29:10</text:p>
          </table:table-cell>
          <table:table-cell office:value-type="float" office:value="2">
            <text:p>2</text:p>
          </table:table-cell>
          <table:table-cell office:value-type="time" office:time-value="PT15H29M10S">
            <text:p>15:29:10</text:p>
          </table:table-cell>
          <table:table-cell office:value-type="time" office:time-value="PT15H32M11S">
            <text:p>15:32:11</text:p>
          </table:table-cell>
          <table:table-cell table:style-name="ce3" office:value-type="time" office:time-value="PT00H03M01S">
            <text:p>00:03:01</text:p>
          </table:table-cell>
          <table:table-cell table:style-name="ce3" office:value-type="time" office:time-value="PT00H03M01S">
            <text:p>00:03:0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31M44S">
            <text:p>15:31:44</text:p>
          </table:table-cell>
          <table:table-cell office:value-type="float" office:value="1">
            <text:p>1</text:p>
          </table:table-cell>
          <table:table-cell office:value-type="time" office:time-value="PT15H31M44S">
            <text:p>15:31:44</text:p>
          </table:table-cell>
          <table:table-cell office:value-type="time" office:time-value="PT15H38M26S">
            <text:p>15:38:26</text:p>
          </table:table-cell>
          <table:table-cell table:style-name="ce3" office:value-type="time" office:time-value="PT00H06M42S">
            <text:p>00:06:42</text:p>
          </table:table-cell>
          <table:table-cell table:style-name="ce3" office:value-type="time" office:time-value="PT00H06M42S">
            <text:p>00:06:4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36M03S">
            <text:p>15:36:03</text:p>
          </table:table-cell>
          <table:table-cell office:value-type="float" office:value="1">
            <text:p>1</text:p>
          </table:table-cell>
          <table:table-cell office:value-type="time" office:time-value="PT15H36M03S">
            <text:p>15:36:03</text:p>
          </table:table-cell>
          <table:table-cell office:value-type="time" office:time-value="PT15H39M41S">
            <text:p>15:39:41</text:p>
          </table:table-cell>
          <table:table-cell table:style-name="ce3" office:value-type="time" office:time-value="PT00H03M38S">
            <text:p>00:03:38</text:p>
          </table:table-cell>
          <table:table-cell table:style-name="ce3" office:value-type="time" office:time-value="PT00H03M38S">
            <text:p>00:03:3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38M59S">
            <text:p>15:38:59</text:p>
          </table:table-cell>
          <table:table-cell office:value-type="float" office:value="1">
            <text:p>1</text:p>
          </table:table-cell>
          <table:table-cell office:value-type="time" office:time-value="PT15H38M59S">
            <text:p>15:38:59</text:p>
          </table:table-cell>
          <table:table-cell office:value-type="time" office:time-value="PT15H42M20S">
            <text:p>15:42:20</text:p>
          </table:table-cell>
          <table:table-cell table:style-name="ce3" office:value-type="time" office:time-value="PT00H03M21S">
            <text:p>00:03:21</text:p>
          </table:table-cell>
          <table:table-cell table:style-name="ce3" office:value-type="time" office:time-value="PT00H03M21S">
            <text:p>00:03:2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2M07S">
            <text:p>15:42:07</text:p>
          </table:table-cell>
          <table:table-cell office:value-type="float" office:value="1">
            <text:p>1</text:p>
          </table:table-cell>
          <table:table-cell office:value-type="time" office:time-value="PT15H42M07S">
            <text:p>15:42:07</text:p>
          </table:table-cell>
          <table:table-cell office:value-type="time" office:time-value="PT15H45M44S">
            <text:p>15:45:44</text:p>
          </table:table-cell>
          <table:table-cell table:style-name="ce3" office:value-type="time" office:time-value="PT00H03M37S">
            <text:p>00:03:37</text:p>
          </table:table-cell>
          <table:table-cell table:style-name="ce3" office:value-type="time" office:time-value="PT00H03M37S">
            <text:p>00:03:3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3M17S">
            <text:p>15:43:17</text:p>
          </table:table-cell>
          <table:table-cell office:value-type="float" office:value="1">
            <text:p>1</text:p>
          </table:table-cell>
          <table:table-cell office:value-type="time" office:time-value="PT15H44M01S">
            <text:p>15:44:01</text:p>
          </table:table-cell>
          <table:table-cell office:value-type="time" office:time-value="PT15H48M48S">
            <text:p>15:48:48</text:p>
          </table:table-cell>
          <table:table-cell table:style-name="ce3" office:value-type="time" office:time-value="PT00H04M47S">
            <text:p>00:04:47</text:p>
          </table:table-cell>
          <table:table-cell table:style-name="ce3" office:value-type="time" office:time-value="PT00H05M31S">
            <text:p>00:05:31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8M58S">
            <text:p>15:48:58</text:p>
          </table:table-cell>
          <table:table-cell office:value-type="float" office:value="0">
            <text:p>0</text:p>
          </table:table-cell>
          <table:table-cell office:value-type="time" office:time-value="PT15H48M58S">
            <text:p>15:48:58</text:p>
          </table:table-cell>
          <table:table-cell office:value-type="time" office:time-value="PT15H51M21S">
            <text:p>15:51:21</text:p>
          </table:table-cell>
          <table:table-cell table:style-name="ce3" office:value-type="time" office:time-value="PT00H02M23S">
            <text:p>00:02:23</text:p>
          </table:table-cell>
          <table:table-cell table:style-name="ce3" office:value-type="time" office:time-value="PT00H02M23S">
            <text:p>00:02:2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56M07S">
            <text:p>15:56:07</text:p>
          </table:table-cell>
          <table:table-cell office:value-type="float" office:value="0">
            <text:p>0</text:p>
          </table:table-cell>
          <table:table-cell office:value-type="time" office:time-value="PT15H56M07S">
            <text:p>15:56:07</text:p>
          </table:table-cell>
          <table:table-cell office:value-type="time" office:time-value="PT15H58M04S">
            <text:p>15:58:04</text:p>
          </table:table-cell>
          <table:table-cell table:style-name="ce3" office:value-type="time" office:time-value="PT00H01M57S">
            <text:p>00:01:57</text:p>
          </table:table-cell>
          <table:table-cell table:style-name="ce3" office:value-type="time" office:time-value="PT00H01M57S">
            <text:p>00:01:57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58M31S">
            <text:p>15:58:31</text:p>
          </table:table-cell>
          <table:table-cell office:value-type="float" office:value="0">
            <text:p>0</text:p>
          </table:table-cell>
          <table:table-cell office:value-type="time" office:time-value="PT15H58M31S">
            <text:p>15:58:31</text:p>
          </table:table-cell>
          <table:table-cell office:value-type="time" office:time-value="PT16H02M35S">
            <text:p>16:02:35</text:p>
          </table:table-cell>
          <table:table-cell table:style-name="ce3" office:value-type="time" office:time-value="PT00H04M04S">
            <text:p>00:04:04</text:p>
          </table:table-cell>
          <table:table-cell table:style-name="ce3" office:value-type="time" office:time-value="PT00H04M04S">
            <text:p>00:04:04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6H01M28S">
            <text:p>16:01:28</text:p>
          </table:table-cell>
          <table:table-cell office:value-type="float" office:value="1">
            <text:p>1</text:p>
          </table:table-cell>
          <table:table-cell office:value-type="time" office:time-value="PT16H01M28S">
            <text:p>16:01:28</text:p>
          </table:table-cell>
          <table:table-cell office:value-type="time" office:time-value="PT16H05M11S">
            <text:p>16:05:11</text:p>
          </table:table-cell>
          <table:table-cell table:style-name="ce3" office:value-type="time" office:time-value="PT00H03M43S">
            <text:p>00:03:43</text:p>
          </table:table-cell>
          <table:table-cell table:style-name="ce3" office:value-type="time" office:time-value="PT00H03M43S">
            <text:p>00:03:43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6H03M43S">
            <text:p>16:03:43</text:p>
          </table:table-cell>
          <table:table-cell office:value-type="float" office:value="1">
            <text:p>1</text:p>
          </table:table-cell>
          <table:table-cell office:value-type="time" office:time-value="PT16H03M43S">
            <text:p>16:03:43</text:p>
          </table:table-cell>
          <table:table-cell office:value-type="time" office:time-value="PT16H09M03S">
            <text:p>16:09:03</text:p>
          </table:table-cell>
          <table:table-cell table:style-name="ce3" office:value-type="time" office:time-value="PT00H05M20S">
            <text:p>00:05:20</text:p>
          </table:table-cell>
          <table:table-cell table:style-name="ce3" office:value-type="time" office:time-value="PT00H05M20S">
            <text:p>00:05:20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6H04M14S">
            <text:p>16:04:14</text:p>
          </table:table-cell>
          <table:table-cell office:value-type="float" office:value="2">
            <text:p>2</text:p>
          </table:table-cell>
          <table:table-cell office:value-type="time" office:time-value="PT16H07M19S">
            <text:p>16:07:19</text:p>
          </table:table-cell>
          <table:table-cell office:value-type="time" office:time-value="PT16H10M01S">
            <text:p>16:10:01</text:p>
          </table:table-cell>
          <table:table-cell table:style-name="ce3" office:value-type="time" office:time-value="PT00H02M42S">
            <text:p>00:02:42</text:p>
          </table:table-cell>
          <table:table-cell table:style-name="ce3" office:value-type="time" office:time-value="PT00H05M47S">
            <text:p>00:05:47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6H04M29S">
            <text:p>16:04:29</text:p>
          </table:table-cell>
          <table:table-cell office:value-type="float" office:value="3">
            <text:p>3</text:p>
          </table:table-cell>
          <table:table-cell office:value-type="time" office:time-value="PT16H08M14S">
            <text:p>16:08:14</text:p>
          </table:table-cell>
          <table:table-cell table:style-name="ce4" office:value-type="time" office:time-value="PT16H10M43S">
            <text:p>16:10:43</text:p>
          </table:table-cell>
          <table:table-cell table:style-name="ce3" office:value-type="time" office:time-value="PT00H02M29S">
            <text:p>00:02:29</text:p>
          </table:table-cell>
          <table:table-cell table:style-name="ce3" office:value-type="time" office:time-value="PT00H06M14S">
            <text:p>00:06:1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6H07M02S">
            <text:p>16:07:02</text:p>
          </table:table-cell>
          <table:table-cell office:value-type="float" office:value="3">
            <text:p>3</text:p>
          </table:table-cell>
          <table:table-cell office:value-type="time" office:time-value="PT16H09M03S">
            <text:p>16:09:03</text:p>
          </table:table-cell>
          <table:table-cell office:value-type="time" office:time-value="PT16H12M16S">
            <text:p>16:12:16</text:p>
          </table:table-cell>
          <table:table-cell table:style-name="ce3" office:value-type="time" office:time-value="PT00H03M13S">
            <text:p>00:03:13</text:p>
          </table:table-cell>
          <table:table-cell table:style-name="ce3" office:value-type="time" office:time-value="PT00H05M14S">
            <text:p>00:05:1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6H08M26S">
            <text:p>16:08:26</text:p>
          </table:table-cell>
          <table:table-cell office:value-type="float" office:value="4">
            <text:p>4</text:p>
          </table:table-cell>
          <table:table-cell office:value-type="time" office:time-value="PT16H10M01S">
            <text:p>16:10:01</text:p>
          </table:table-cell>
          <table:table-cell office:value-type="time" office:time-value="PT16H13M05S">
            <text:p>16:13:05</text:p>
          </table:table-cell>
          <table:table-cell table:style-name="ce3" office:value-type="time" office:time-value="PT00H03M04S">
            <text:p>00:03:04</text:p>
          </table:table-cell>
          <table:table-cell table:style-name="ce3" office:value-type="time" office:time-value="PT00H04M39S">
            <text:p>00:04:3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6H09M03S">
            <text:p>16:09:03</text:p>
          </table:table-cell>
          <table:table-cell office:value-type="float" office:value="4">
            <text:p>4</text:p>
          </table:table-cell>
          <table:table-cell office:value-type="time" office:time-value="PT16H10M45S">
            <text:p>16:10:45</text:p>
          </table:table-cell>
          <table:table-cell office:value-type="time" office:time-value="PT16H14M27S">
            <text:p>16:14:27</text:p>
          </table:table-cell>
          <table:table-cell table:style-name="ce3" office:value-type="time" office:time-value="PT00H03M42S">
            <text:p>00:03:42</text:p>
          </table:table-cell>
          <table:table-cell table:style-name="ce3" office:value-type="time" office:time-value="PT00H05M24S">
            <text:p>00:05:24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6H11M22S">
            <text:p>16:11:22</text:p>
          </table:table-cell>
          <table:table-cell office:value-type="float" office:value="3">
            <text:p>3</text:p>
          </table:table-cell>
          <table:table-cell office:value-type="time" office:time-value="PT16H11M34S">
            <text:p>16:11:34</text:p>
          </table:table-cell>
          <table:table-cell office:value-type="time" office:time-value="PT16H15M48S">
            <text:p>16:15:48</text:p>
          </table:table-cell>
          <table:table-cell table:style-name="ce3" office:value-type="time" office:time-value="PT00H04M14S">
            <text:p>00:04:14</text:p>
          </table:table-cell>
          <table:table-cell table:style-name="ce3" office:value-type="time" office:time-value="PT00H04M26S">
            <text:p>00:04:26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6H12M51S">
            <text:p>16:12:51</text:p>
          </table:table-cell>
          <table:table-cell office:value-type="float" office:value="3">
            <text:p>3</text:p>
          </table:table-cell>
          <table:table-cell office:value-type="time" office:time-value="PT16H12M51S">
            <text:p>16:12:51</text:p>
          </table:table-cell>
          <table:table-cell office:value-type="time" office:time-value="PT16H16M31S">
            <text:p>16:16:31</text:p>
          </table:table-cell>
          <table:table-cell table:style-name="ce3" office:value-type="time" office:time-value="PT00H03M40S">
            <text:p>00:03:40</text:p>
          </table:table-cell>
          <table:table-cell table:style-name="ce3" office:value-type="time" office:time-value="PT00H03M40S">
            <text:p>00:03:4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6H17M18S">
            <text:p>16:17:18</text:p>
          </table:table-cell>
          <table:table-cell office:value-type="float" office:value="0">
            <text:p>0</text:p>
          </table:table-cell>
          <table:table-cell office:value-type="time" office:time-value="PT16H17M18S">
            <text:p>16:17:18</text:p>
          </table:table-cell>
          <table:table-cell office:value-type="time" office:time-value="PT16H18M56S">
            <text:p>16:18:56</text:p>
          </table:table-cell>
          <table:table-cell table:style-name="ce3" office:value-type="time" office:time-value="PT00H01M38S">
            <text:p>00:01:38</text:p>
          </table:table-cell>
          <table:table-cell table:style-name="ce3" office:value-type="time" office:time-value="PT00H01M38S">
            <text:p>00:01:38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6H20M09S">
            <text:p>16:20:09</text:p>
          </table:table-cell>
          <table:table-cell office:value-type="float" office:value="0">
            <text:p>0</text:p>
          </table:table-cell>
          <table:table-cell office:value-type="time" office:time-value="PT16H20M09S">
            <text:p>16:20:09</text:p>
          </table:table-cell>
          <table:table-cell office:value-type="time" office:time-value="PT16H24M39S">
            <text:p>16:24:39</text:p>
          </table:table-cell>
          <table:table-cell table:style-name="ce3" office:value-type="time" office:time-value="PT00H04M30S">
            <text:p>00:04:30</text:p>
          </table:table-cell>
          <table:table-cell table:style-name="ce3" office:value-type="time" office:time-value="PT00H04M30S">
            <text:p>00:04:3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6H20M54S">
            <text:p>16:20:54</text:p>
          </table:table-cell>
          <table:table-cell office:value-type="float" office:value="1">
            <text:p>1</text:p>
          </table:table-cell>
          <table:table-cell office:value-type="time" office:time-value="PT16H21M23S">
            <text:p>16:21:23</text:p>
          </table:table-cell>
          <table:table-cell office:value-type="time" office:time-value="PT16H25M17S">
            <text:p>16:25:17</text:p>
          </table:table-cell>
          <table:table-cell table:style-name="ce3" office:value-type="time" office:time-value="PT00H03M54S">
            <text:p>00:03:54</text:p>
          </table:table-cell>
          <table:table-cell table:style-name="ce3" office:value-type="time" office:time-value="PT00H04M23S">
            <text:p>00:04:2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6H22M01S">
            <text:p>16:22:01</text:p>
          </table:table-cell>
          <table:table-cell office:value-type="float" office:value="2">
            <text:p>2</text:p>
          </table:table-cell>
          <table:table-cell office:value-type="time" office:time-value="PT16H22M01S">
            <text:p>16:22:01</text:p>
          </table:table-cell>
          <table:table-cell office:value-type="time" office:time-value="PT16H26M10S">
            <text:p>16:26:10</text:p>
          </table:table-cell>
          <table:table-cell table:style-name="ce3" office:value-type="time" office:time-value="PT00H04M09S">
            <text:p>00:04:09</text:p>
          </table:table-cell>
          <table:table-cell table:style-name="ce3" office:value-type="time" office:time-value="PT00H04M09S">
            <text:p>00:04:0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string">
            <text:p>avg(L)</text:p>
          </table:table-cell>
          <table:table-cell table:number-columns-repeated="3"/>
          <table:table-cell table:style-name="ce4" office:value-type="string">
            <text:p>sum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AVERAGE([.C7:.C106])" office:value-type="float" office:value="2.08">
            <text:p>2.08</text:p>
          </table:table-cell>
          <table:table-cell table:number-columns-repeated="3"/>
          <table:table-cell table:style-name="ce3" table:formula="of:=SUM([.G7:.G106])" office:value-type="time" office:time-value="PT08H12M55S">
            <text:p>08:12:5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 office:value-type="string">
            <text:p>avg 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AVERAGE([.G7:.G106])" office:value-type="time" office:time-value="PT00H04M55.75S">
            <text:p>04:55.75</text:p>
          </table:table-cell>
          <table:table-cell table:number-columns-repeated="1017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#ffffff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10/20/2019</text:date>, <text:time>15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26:06.02</meta:creation-date>
    <dc:date>2019-10-20T15:17:26.33</dc:date>
    <meta:editing-duration>PT16H7M2S</meta:editing-duration>
    <meta:editing-cycles>67</meta:editing-cycles>
    <meta:generator>OpenOffice/4.1.5$Win32 OpenOffice.org_project/415m1$Build-9789</meta:generator>
    <meta:print-date>2019-10-20T03:53:07.52</meta:print-date>
    <meta:document-statistic meta:table-count="3" meta:cell-count="856" meta:object-count="0"/>
  </office:meta>
</office:document-meta>
</file>